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5334" officeooo:paragraph-rsid="000d5334"/>
    </style:style>
    <style:style style:name="P2" style:family="paragraph" style:parent-style-name="Standard">
      <style:text-properties officeooo:rsid="000d5334" officeooo:paragraph-rsid="000d578e"/>
    </style:style>
    <style:style style:name="P3" style:family="paragraph" style:parent-style-name="Standard">
      <style:text-properties officeooo:rsid="000d5334" officeooo:paragraph-rsid="00116e1c"/>
    </style:style>
    <style:style style:name="P4" style:family="paragraph" style:parent-style-name="Standard">
      <style:text-properties fo:font-weight="bold" officeooo:rsid="000d5334" officeooo:paragraph-rsid="000d5334" style:font-weight-asian="bold" style:font-weight-complex="bold"/>
    </style:style>
    <style:style style:name="P5" style:family="paragraph" style:parent-style-name="Standard">
      <style:text-properties fo:font-weight="bold" officeooo:rsid="000d578e" officeooo:paragraph-rsid="000d578e" style:font-weight-asian="bold" style:font-weight-complex="bold"/>
    </style:style>
    <style:style style:name="P6" style:family="paragraph" style:parent-style-name="Standard">
      <style:text-properties fo:font-weight="normal" officeooo:rsid="001048ce" officeooo:paragraph-rsid="001048ce" style:font-weight-asian="normal" style:font-weight-complex="normal"/>
    </style:style>
    <style:style style:name="P7" style:family="paragraph" style:parent-style-name="Standard">
      <style:text-properties fo:font-weight="normal" officeooo:rsid="00116e1c" officeooo:paragraph-rsid="00116e1c" style:font-weight-asian="normal" style:font-weight-complex="normal"/>
    </style:style>
    <style:style style:name="T1" style:family="text">
      <style:text-properties officeooo:rsid="000d578e"/>
    </style:style>
    <style:style style:name="T2" style:family="text">
      <style:text-properties officeooo:rsid="00116e1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Web Data Extraction</text:p>
      <text:p text:style-name="P1"/>
      <text:p text:style-name="P1">The first step for conducting the experiments involved retrieving data from a web</text:p>
      <text:p text:style-name="P1">repository which is well-maintained and is largely in use. Codeforces was chosen for this</text:p>
      <text:p text:style-name="P1">purpose as it is one of the largest competitive programming platforms in terms of the number of</text:p>
      <text:p text:style-name="P1">users registered. Regular contests are conducted on the platform on a weekly basis roughly. All</text:p>
      <text:p text:style-name="P1">the codes submitted by the users to solve the problems are publicly available along with easily</text:p>
      <text:p text:style-name="P1">accessible metadata such as the execution time and memory usage of each code.</text:p>
      <text:p text:style-name="P1"/>
      <text:p text:style-name="P1">A python script which would scrape and extract data from the website was run. The</text:p>
      <text:p text:style-name="P1">language of the programs extracted was limited to C++ due to the fact that it is the most widely used language for competitive programming. ‘BeautifulSoup’ - a python web scraping module, was used for this purpose. Around 4000 codes were retrieved from the platform. Along with the codes, necessary metadata was also collected.This included the username of the author, problem URL, solution URL, execution time, memory used and user-type (Newbie, Expert, Specialist etc.). This was done so as to label each source code and also to support any further changes to the pipeline.</text:p>
      <text:p text:style-name="P1"/>
      <text:p text:style-name="P4"/>
      <text:p text:style-name="P4">Feature Extraction</text:p>
      <text:p text:style-name="P1"/>
      <text:p text:style-name="P1"/>
      <text:p text:style-name="P1">The next step after data collection was to clean and pre-process the data so as to aid in</text:p>
      <text:p text:style-name="P1">analyzing and visualizing the data. This involved the extraction of necessary features which</text:p>
      <text:p text:style-name="P1">would characterize or encode each source code. Because the aim was to extract good coding</text:p>
      <text:p text:style-name="P1">practices, all the features were hand-picked based on domain knowledge. All these features were extracted from the C++ codes by various feature-parsers coded in python. ‘Lizard’ and ‘re’ - a python module for processing regular expressions, were used to parse the programs.</text:p>
      <text:p text:style-name="P1"/>
      <text:p text:style-name="P1">In order to compare the conciseness of the code, number of lines of code excluding</text:p>
      <text:p text:style-name="P1">comments and white spaces was extracted as one of the features. To quantify the efficiency of</text:p>
      <text:p text:style-name="P3">each code, the execution time, memory usage and token count were taken into account. <text:span text:style-name="T4">To measure how memory-efficient a code is, the frequency of declaration of each data type is observed and is used for comparison among different programmer groups. </text:span>For evaluating the modularity, function count was extracted. Additionally, as bitwise operations are more efficient than arithmetic operations, the total number of arithmetic, logical and bitwise operators used in the code was also extracted. Since most of the amatuer competitive programmers are inclined towards using a fixed template as boilerplate code always, checking if these are actually used by experienced programmers too was essential. For this purpose, along with the <text:span text:style-name="T1">static features mentioned above, few dynamic features were also extracted by compiling the source codes. As an example, along with the <text:s/>number of C++ libraries declared, <text:s/>number of actually used libraries was also recorded. The same technique was employed to find out the number of used macros as well.</text:span></text:p>
      <text:p text:style-name="P2"/>
      <text:p text:style-name="P2"><text:s/></text:p>
      <text:p text:style-name="P5"/>
      <text:p text:style-name="P5"/>
      <text:p text:style-name="P5"/>
      <text:p text:style-name="P5"/>
      <text:p text:style-name="P5"/>
      <text:p text:style-name="P5"/>
      <text:p text:style-name="P5"/>
      <text:p text:style-name="P5"><text:soft-page-break/></text:p>
      <text:p text:style-name="P5"/>
      <text:p text:style-name="P5"/>
      <text:p text:style-name="P5">Aggregrate Information</text:p>
      <text:p text:style-name="P5"/>
      <text:p text:style-name="P6"/>
      <text:p text:style-name="P6">Besides the features extracted from processing the source codes, features from the metadata like execution time and memory used by the solution were taken into account. Th<text:span text:style-name="T2">is information is essential because all of the competitive programming platforms judge the solutions based on their execution time and memory usage. </text:span></text:p>
      <text:p text:style-name="P6"/>
      <text:p text:style-name="P7">All the information was augmented to form a JSON corresponding to each source code. All these JSON’s were put into an array and serialized to produce a single dataset. Care was taken to ensure that the script generating the file is fault tolerant.</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4:24:44.433523544</meta:creation-date>
    <meta:generator>LibreOffice/6.0.7.3$Linux_X86_64 LibreOffice_project/00m0$Build-3</meta:generator>
    <dc:date>2019-11-05T15:11:49.262123437</dc:date>
    <meta:editing-duration>PT4M38S</meta:editing-duration>
    <meta:editing-cycles>2</meta:editing-cycles>
    <meta:document-statistic meta:table-count="0" meta:image-count="0" meta:object-count="0" meta:page-count="2" meta:paragraph-count="21" meta:word-count="572" meta:character-count="3564" meta:non-whitespace-character-count="3008"/>
  </office:meta>
</office:document-meta>
</file>